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5.97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15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Inconsolata1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4.064cm" svg:x="12.363cm" svg:y="3.032cm">
          <text:p text:style-name="P1"><text:span text:style-name="T1"/></text:p>
          <text:p text:style-name="P1"><text:span text:style-name="T1">Acquisition of</text:span></text:p>
          <text:p text:style-name="P1"><text:span text:style-name="T1">programming tool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51cm" svg:height="1.27cm" svg:x="9.89cm" svg:y="13.319cm"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361cm" svg:x1="15.601cm" svg:y1="7.096cm" svg:x2="10.715cm" svg:y2="13.319cm" draw:start-shape="id1" draw:start-glue-point="2" draw:end-shape="id2" draw:end-glue-point="0" svg:d="M15601 7096v2751h-4886v3472" svg:viewBox="0 0 4887 6224">
          <text:p/>
        </draw:connector>
        <draw:custom-shape draw:style-name="gr1" draw:text-style-name="P2" xml:id="id3" draw:id="id3" draw:layer="layout" svg:width="6.477cm" svg:height="4.064cm" svg:x="2.905cm" svg:y="3.032cm">
          <text:p text:style-name="P1"><text:span text:style-name="T1">Acquisition of</text:span></text:p>
          <text:p text:style-name="P1"><text:span text:style-name="T1">graphics </text:span></text:p>
          <text:p text:style-name="P1"><text:span text:style-name="T1">processing uni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361cm" svg:x1="6.143cm" svg:y1="7.096cm" svg:x2="10.715cm" svg:y2="13.319cm" draw:start-shape="id3" draw:start-glue-point="2" draw:end-shape="id2" svg:d="M6143 7096v2751h4572v3472" svg:viewBox="0 0 4573 6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9-06T21:30:05.363000000</dc:date>
    <meta:editing-duration>PT54M46S</meta:editing-duration>
    <meta:editing-cycles>5</meta:editing-cycles>
    <meta:generator>LibreOffice/5.1.5.2$Windows_x86 LibreOffice_project/7a864d8825610a8c07cfc3bc01dd4fce6a9447e5</meta:generator>
    <meta:document-statistic meta:object-count="5"/>
  </office:meta>
</office:document-meta>
</file>